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30">00/00/0000</text:date></text:span><text:span text:style-name="MT2"><text:s/>- </text:span><text:span text:style-name="MT2"><text:time style:data-style-name="N2" text:time-value="10:17:05.23164430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0:17:05.24500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09-30T10:17:39.290140000</dc:date>
    <meta:print-date>2019-10-31T18:04:07.913029257</meta:print-date>
    <dc:language>pt-PT</dc:language>
    <meta:editing-cycles>551</meta:editing-cycles>
    <meta:editing-duration>P1DT8H21M33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